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B612 Mono" svg:font-family="'B612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1cm" style:rel-column-width="5439*"/>
    </style:style>
    <style:style style:name="Table1.B" style:family="table-column">
      <style:table-column-properties style:column-width="6.585cm" style:rel-column-width="25383*"/>
    </style:style>
    <style:style style:name="Table1.C" style:family="table-column">
      <style:table-column-properties style:column-width="9.005cm" style:rel-column-width="34713*"/>
    </style:style>
    <style:style style:name="Table1.1" style:family="table-row">
      <style:table-row-properties style:row-height="1.2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B612 Mono" fo:font-size="28pt" officeooo:rsid="000064db" officeooo:paragraph-rsid="000064db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B612 Mono" fo:font-size="28pt" officeooo:rsid="000064db" officeooo:paragraph-rsid="000064db" style:font-size-asian="28pt" style:font-size-complex="28pt"/>
    </style:style>
    <style:style style:name="P3" style:family="paragraph" style:parent-style-name="Table_20_Contents">
      <style:paragraph-properties fo:text-align="start" style:justify-single-word="false"/>
      <style:text-properties style:font-name="B612 Mono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00a933" style:font-name="B612 Mono" fo:font-size="14pt" officeooo:rsid="000064db" officeooo:paragraph-rsid="000064db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e8a202" style:font-name="B612 Mono" fo:font-size="14pt" officeooo:rsid="000064db" officeooo:paragraph-rsid="000064db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color="#c9211e" style:font-name="B612 Mono" fo:font-size="14pt" officeooo:rsid="000064db" officeooo:paragraph-rsid="000064db" style:font-size-asian="14pt" style:font-size-complex="14pt"/>
    </style:style>
    <style:style style:name="P7" style:family="paragraph" style:parent-style-name="Table_20_Heading">
      <style:paragraph-properties fo:text-align="start" style:justify-single-word="false"/>
      <style:text-properties style:font-name="B612 Mono" fo:font-size="14pt" officeooo:rsid="000064db" officeooo:paragraph-rsid="000064db" style:font-size-asian="14pt" style:font-size-complex="14pt"/>
    </style:style>
    <style:style style:name="T1" style:family="text">
      <style:text-properties officeooo:rsid="0001c9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board <text:span text:style-name="T1">Primär-</text:span>Warteliste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Nr.</text:p>
            </table:table-cell>
            <table:table-cell table:style-name="Table1.A1" office:value-type="string">
              <text:p text:style-name="P7">Name</text:p>
            </table:table-cell>
            <table:table-cell table:style-name="Table1.C1" office:value-type="string">
              <text:p text:style-name="P7">Telefonnumme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8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9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0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1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2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3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4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5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6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7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ext:soft-page-break/>
        <table:table-row table:style-name="Table1.1">
          <table:table-cell table:style-name="Table1.A2" office:value-type="string">
            <text:p text:style-name="P4">18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19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0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1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2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3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4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5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6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7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28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29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30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6">31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6">32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6">33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6">34.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B612 Mono" svg:font-family="'B612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6T08:14:58.802450504</meta:creation-date>
    <dc:date>2023-09-20T19:38:12.096000000</dc:date>
    <meta:editing-duration>PT11M29S</meta:editing-duration>
    <meta:editing-cycles>3</meta:editing-cycles>
    <meta:generator>LibreOffice/6.3.3.2$Windows_X86_64 LibreOffice_project/a64200df03143b798afd1ec74a12ab50359878ed</meta:generator>
    <meta:document-statistic meta:table-count="1" meta:image-count="0" meta:object-count="0" meta:page-count="2" meta:paragraph-count="38" meta:word-count="39" meta:character-count="143" meta:non-whitespace-character-count="141"/>
  </office:meta>
</office:document-meta>
</file>